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text-properties fo:color="#000000" style:font-name-complex="Calibri1"/>
    </style:style>
    <style:style style:name="P3" style:family="paragraph" style:parent-style-name="No_20_Spacing">
      <style:paragraph-properties fo:text-align="start" style:justify-single-word="false"/>
      <style:text-properties fo:color="#000000" style:font-name-complex="Calibri1"/>
    </style:style>
    <style:style style:name="P4" style:family="paragraph" style:parent-style-name="No_20_Spacing">
      <style:paragraph-properties fo:text-align="start" style:justify-single-word="false"/>
      <style:text-properties fo:color="#000000" fo:font-size="11pt" fo:font-weight="bold" style:font-size-asian="11pt" style:font-weight-asian="bold" style:font-name-complex="Calibri1" style:font-size-complex="11pt"/>
    </style:style>
    <style:style style:name="P5" style:family="paragraph" style:parent-style-name="No_20_Spacing">
      <style:text-properties fo:color="#000000" style:text-underline-style="solid" style:text-underline-width="auto" style:text-underline-color="font-color" fo:font-weight="bold" style:font-weight-asian="bold" style:font-name-complex="Calibri1"/>
    </style:style>
    <style:style style:name="P6" style:family="paragraph" style:parent-style-name="No_20_Spacing">
      <style:paragraph-properties fo:text-align="start" style:justify-single-word="false"/>
    </style:style>
    <style:style style:name="P7" style:family="paragraph" style:parent-style-name="No_20_Spacing" style:list-style-name="WWNum6">
      <style:paragraph-properties fo:text-align="start" style:justify-single-word="false"/>
    </style:style>
    <style:style style:name="P8" style:family="paragraph" style:parent-style-name="No_20_Spacing" style:list-style-name="WWNum7">
      <style:paragraph-properties fo:text-align="start" style:justify-single-word="false"/>
    </style:style>
    <style:style style:name="P9" style:family="paragraph" style:parent-style-name="No_20_Spacing" style:list-style-name="WWNum3"/>
    <style:style style:name="P10" style:family="paragraph" style:parent-style-name="No_20_Spacing" style:list-style-name="WWNum8"/>
    <style:style style:name="P11" style:family="paragraph" style:parent-style-name="No_20_Spacing">
      <style:text-properties fo:font-weight="bold" style:font-weight-asian="bold" style:font-weight-complex="bold"/>
    </style:style>
    <style:style style:name="P12" style:family="paragraph" style:parent-style-name="No_20_Spacing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-complex="Calibri1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/>
    </style:style>
    <style:style style:name="T3" style:family="text">
      <style:text-properties fo:color="#000000" fo:font-size="11pt" style:font-size-asian="11pt" style:font-name-complex="Calibri1" style:font-size-complex="11pt"/>
    </style:style>
    <style:style style:name="T4" style:family="text">
      <style:text-properties fo:color="#000000" style:text-underline-style="solid" style:text-underline-width="auto" style:text-underline-color="font-color" fo:font-weight="bold" style:font-weight-asian="bold" style:font-name-complex="Calibri1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6" style:family="text">
      <style:text-properties fo:color="#000000" fo:font-weight="bold" style:font-weight-asian="bold" style:font-name-complex="Calibri1"/>
    </style:style>
    <style:style style:name="T7" style:family="text">
      <style:text-properties fo:color="#000000" fo:font-weight="bold" style:font-weight-asian="bold" style:font-name-complex="Calibri1" style:font-weight-complex="bold"/>
    </style:style>
    <style:style style:name="T8" style:family="text">
      <style:text-properties fo:color="#000000" fo:font-weight="bold" style:font-name-asian="Times New Roman1" style:font-weight-asian="bold" style:font-name-complex="Calibri1" style:font-weight-complex="bold"/>
    </style:style>
    <style:style style:name="T9" style:family="text">
      <style:text-properties fo:color="#000000" style:font-name-asian="Times New Roman1" style:font-name-complex="Calibri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ff" fo:font-weight="normal" style:font-name-asian="Times New Roman1" style:font-weight-asian="normal" style:font-name-complex="Calibri1" style:font-weight-complex="normal"/>
    </style:style>
    <style:style style:name="T12" style:family="text">
      <style:text-properties fo:color="#0000ff" fo:font-weight="bold" style:font-name-asian="Times New Roman1" style:font-weight-asian="bold" style:font-name-complex="Calibri1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Nickolas Hutton</text:span></text:p>
      <text:p text:style-name="P1"><text:a xlink:type="simple" xlink:href="mailto:skywalker@employindy.org" text:style-name="Internet_20_link" text:visited-style-name="Visited_20_Internet_20_Link">n</text:a><text:span text:style-name="T3">ickolashutton@gmail.com</text:span></text:p>
      <text:p text:style-name="P1"><text:span text:style-name="T3">317-250-0132</text:span></text:p>
      <text:p text:style-name="P1"><text:span text:style-name="T3">Indianapolis, IN</text:span></text:p>
      <text:p text:style-name="P1"><text:span text:style-name="T3">https://github.com/NHUTTON</text:span></text:p>
      <text:p text:style-name="P1"><text:span text:style-name="T3">https://www.linkedin.com/in/nickolas-hutton-9a7b45201/</text:span></text:p>
      <text:p text:style-name="P4"/>
      <text:p text:style-name="P6"><text:span text:style-name="T4">Objective:</text:span></text:p>
      <text:p text:style-name="P6"><text:span text:style-name="T1">I am an Eleven Fifty Academy Graduate who has quickly developed a passion for coding. I am determined to use my Web Development skills to progress my knowledge in this field and continue learning. I have a passion for coding, and problem solving and am excited to pursue a career in the tech industry.</text:span></text:p>
      <text:section text:style-name="Sect1" text:name="TextSection">
        <text:p text:style-name="P3"/>
        <text:p text:style-name="P6"><text:span text:style-name="T5">Education:</text:span></text:p>
        <text:list xml:id="list8318824537589366598" text:style-name="WWNum6">
          <text:list-item>
            <text:p text:style-name="P7"><text:span text:style-name="T5">Indianapolis University-Purdue University Indianapolis – IUPUI, 2012-2015</text:span></text:p>
            <text:p text:style-name="P7"><text:span text:style-name="T5"/></text:p>
          </text:list-item>
          <text:list-item>
            <text:p text:style-name="P7"><text:span text:style-name="T7">Eleven Fifty Academy, Web Development Immersive Learning Program, Indianapolis, IN, January 2021 – April 2021</text:span></text:p>
            <text:list>
              <text:list-item>
                <text:p text:style-name="P7"><text:span text:style-name="T1">12-week immersive learning program for Web Development taught with industry-guided curriculum, real-world project-based learning, and 500+ hours of logged coding time and training</text:span></text:p>
              </text:list-item>
            </text:list>
          </text:list-item>
        </text:list>
        <text:p text:style-name="P6"><text:span text:style-name="T10"/></text:p>
      </text:section>
      <text:section text:style-name="Sect1" text:name="Section1">
        <text:p text:style-name="P6"><text:span text:style-name="T4">Competencies &amp; Functional Skills:</text:span></text:p>
        <text:p text:style-name="P6"><text:span text:style-name="T9">I have great people skills and enjoy working with others in a team environment. I am a proficient problem solver, can troubleshoot, and am creative. I have great customer service, critical observation and thinking skills, as well as proficiency in <text:s/>Agile methodology and portfolio development.</text:span></text:p>
        <text:p text:style-name="P2"/>
        <text:p text:style-name="No_20_Spacing"><text:span text:style-name="T4">Technical Skills:</text:span></text:p>
        <text:p text:style-name="No_20_Spacing"><text:span text:style-name="T6">Languages: <text:s/></text:span><text:span text:style-name="T1"><text:s text:c="13"/>JavaScript, Node.JS, React, Heroku &amp; Firebase deployment, TypeScript deployment</text:span></text:p>
        <text:p text:style-name="No_20_Spacing"><text:span text:style-name="T6">CI/CD: <text:s text:c="22"/></text:span><text:span text:style-name="T1">Agile, Scrum, Git</text:span></text:p>
        <text:p text:style-name="No_20_Spacing"><text:span text:style-name="T6">Databases:</text:span><text:span text:style-name="T1"> <text:s text:c="14"/>SQL Server</text:span></text:p>
        <text:p text:style-name="No_20_Spacing"><text:span text:style-name="T6">Web Technologies:</text:span><text:span text:style-name="T1"> HTML, CSS, APIs, stateless components, session validation, responsive web design <text:s text:c="5"/></text:span></text:p>
        <text:p text:style-name="P2"/>
        <text:p text:style-name="No_20_Spacing"><text:span text:style-name="T5">Technical Projects:</text:span></text:p>
        <text:list xml:id="list2782998949772960686" text:style-name="WWNum7">
          <text:list-item>
            <text:p text:style-name="P8"><text:span text:style-name="T8">Personal Portfolio Website: </text:span><text:a xlink:type="simple" xlink:href="https://nhutton.github.io/" text:style-name="Internet_20_link" text:visited-style-name="Visited_20_Internet_20_Link"><text:span text:style-name="T11">https://nhutton.github.io/</text:span></text:a></text:p>
            <text:list>
              <text:list-item>
                <text:p text:style-name="P8"><text:span text:style-name="T9">Utilized HTML and CSS to create a personal portfolio </text:span></text:p>
              </text:list-item>
            </text:list>
          </text:list-item>
          <text:list-item>
            <text:p text:style-name="P8"><text:span text:style-name="T8">Disc Golf Assistant:</text:span><text:a xlink:type="simple" xlink:href="https://nwh-disc-golf-assistant-client.herokuapp.com/home" text:style-name="Internet_20_link" text:visited-style-name="Visited_20_Internet_20_Link"> </text:a><text:a xlink:type="simple" xlink:href="https://nwh-disc-golf-assistant-client.herokuapp.com/home" text:style-name="Internet_20_link" text:visited-style-name="Visited_20_Internet_20_Link"><text:span text:style-name="T11">https://nwh-disc-golf-assistant-client.herokuapp.com/home</text:span></text:a></text:p>
            <text:list>
              <text:list-item>
                <text:p text:style-name="P8"><text:span text:style-name="T9">Utilized HTML, CSS, Javascript, Typescript, Material-UI, Heroku deployment</text:span></text:p>
              </text:list-item>
            </text:list>
          </text:list-item>
          <text:list-item>
            <text:p text:style-name="P8"><text:span text:style-name="T8">Pokémon Search App </text:span><text:a xlink:type="simple" xlink:href="https://nhutton.github.io/firstAPIProject/" text:style-name="Internet_20_link" text:visited-style-name="Visited_20_Internet_20_Link"><text:span text:style-name="T11">https://nhutton.github.io/firstAPIProject</text:span></text:a><text:span text:style-name="T8"> <text:s text:c="84"/></text:span></text:p>
            <text:list>
              <text:list-item>
                <text:p text:style-name="P8"><text:span text:style-name="T9">Utilized PokéAPI, HTML, CSS, JavaScript, and GitHub to create a Pokémon search app in which you can find information about a specific Pokemon <text:s/></text:span></text:p>
              </text:list-item>
            </text:list>
          </text:list-item>
        </text:list>
        <text:p text:style-name="P2"/>
        <text:p text:style-name="No_20_Spacing"><text:span text:style-name="T4">Professional Experience:</text:span></text:p>
        <text:p text:style-name="No_20_Spacing"><text:span text:style-name="T4"/></text:p>
        <text:p text:style-name="No_20_Spacing"><text:span text:style-name="T6">Dietary Team Leader, Franklin United Methodist Community, Franklin, IN, September 2013 – October 2015</text:span></text:p>
        <text:list xml:id="list1944408167273032654" text:style-name="WWNum3">
          <text:list-item>
            <text:p text:style-name="P9"><text:span text:style-name="T1">Supplied food for hundreds of residents and worked hand in hand with nursing staff to make sure all dietary requirements were met for each resident. </text:span></text:p>
          </text:list-item>
          <text:list-item>
            <text:p text:style-name="P9"><text:span text:style-name="T1">As a team leader, I helped with scheduling employees and maintaining a healthy work environment of up to 6 employees at a time, to supply all residents with their dietary needs. </text:span></text:p>
            <text:p text:style-name="P9"><text:span text:style-name="T1"/></text:p>
          </text:list-item>
        </text:list>
        <text:p text:style-name="P11"><text:span text:style-name="T1">Property Inspector, City of Indianapolis and Marion County, Indianapolis, IN, October 2015 – January 2021</text:span></text:p>
        <text:list xml:id="list34656317" text:continue-numbering="true" text:style-name="WWNum3">
          <text:list-item>
            <text:p text:style-name="P9"><text:span text:style-name="T1">Worked with community members and public officials to maintain properties and business throughout Indianapolis.</text:span></text:p>
          </text:list-item>
          <text:list-item>
            <text:p text:style-name="P9"><text:span text:style-name="T1">Attended many court hearings and gave statements regarding properties and businesses to keep them up to the standard code issued by the City. </text:span></text:p>
          </text:list-item>
          <text:list-item>
            <text:p text:style-name="P9"><text:span text:style-name="T1">Scheduled property meetings with supervisors and property owners to go over violations and bring them to compliance. </text:span></text:p>
          </text:list-item>
          <text:list-item>
            <text:p text:style-name="P9"><text:span text:style-name="T1">Used a system called Accela to issue notices and citations.</text:span></text:p>
          </text:list-item>
        </text:list>
        <text:p text:style-name="P5"/>
        <text:p text:style-name="No_20_Spacing"><text:span text:style-name="T4">Achievements &amp; Awards:</text:span></text:p>
        <text:list xml:id="list4087175952043236061" text:style-name="WWNum8">
          <text:list-item>
            <text:p text:style-name="P10"><text:span text:style-name="T1">EFA Core Value Award for Teamwork</text:span></text:p>
          </text:list-item>
        </text:list>
        <text:p text:style-name="No_20_Spacing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margin-top="0in" fo:margin-bottom="0.0555in" fo:text-align="justify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083in" fo:margin-bottom="0.028in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555in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in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in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text-align="start" style:justify-single-word="false"/>
      <style:text-properties fo:font-variant="small-caps" fo:color="#c45911" fo:font-size="11pt" fo:letter-spacing="0.0071in" style:font-size-asian="11pt" style:font-size-complex="13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in" fo:margin-bottom="0in" fo:text-align="start" style:justify-single-word="false"/>
      <style:text-properties fo:font-variant="small-caps" fo:color="#ed7d31" fo:font-size="11pt" fo:letter-spacing="0.0035in" style:font-size-asian="11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in" fo:margin-bottom="0in" fo:text-align="start" style:justify-single-word="false"/>
      <style:text-properties fo:font-variant="small-caps" fo:color="#ed7d31" fo:letter-spacing="0.0071in" fo:font-weight="bold" style:font-weight-asian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text-align="start" style:justify-single-word="false"/>
      <style:text-properties fo:font-variant="small-caps" fo:color="#c45911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text-align="start" style:justify-single-word="false"/>
      <style:text-properties fo:font-variant="small-caps" fo:color="#823b0b" fo:font-style="italic" fo:font-weight="bold" style:font-style-asian="italic" style:font-weight-asian="bold"/>
    </style:style>
    <style:style style:name="No_20_Spacing" style:display-name="No Spacing" style:family="paragraph" style:parent-style-name="Standard" style:default-outline-level="" style:list-style-name="">
      <style:paragraph-properties fo:margin-top="0in" fo:margin-bottom="0in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text-align="start" style:justify-single-word="false"/>
      <style:text-properties style:font-name="Times New Roman" style:font-name-asian="Times New Roman1" style:font-name-complex="Times New Roman1" style:font-size-complex="12pt"/>
    </style:style>
    <style:style style:name="caption" style:family="paragraph" style:parent-style-name="Standard" style:default-outline-level="" style:list-style-name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end" style:justify-single-word="false" fo:padding-left="0in" fo:padding-right="0in" fo:padding-top="0.0138in" fo:padding-bottom="0in" fo:border-left="none" fo:border-right="none" fo:border-top="0.0209in solid #ed7d31" fo:border-bottom="none"/>
      <style:text-properties fo:font-variant="small-caps"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5in" fo:text-align="end" style:justify-single-word="false"/>
      <style:text-properties style:font-name="Calibri Light" fo:font-size="14pt" fo:font-style="italic" style:font-size-asian="14pt" style:font-style-asian="italic" style:font-name-complex="F" style:font-size-complex="11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in" fo:margin-right="1in" fo:margin-top="0.0972in" fo:margin-bottom="0.0972in" fo:text-indent="0in" style:auto-text-indent="false" fo:background-color="#ed7d31" fo:padding="0.139in" fo:border="0.0138in solid #c45911">
        <style:background-image/>
      </style:paragraph-properties>
      <style:text-properties fo:color="#ffffff" fo:font-style="italic" fo:font-weight="bold" style:font-style-asian="italic" style:font-weight-asian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Heading_20_1_20_Char" style:display-name="Heading 1 Char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Heading_20_2_20_Char" style:display-name="Heading 2 Char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Heading_20_3_20_Char" style:display-name="Heading 3 Char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Heading_20_4_20_Char" style:display-name="Heading 4 Char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Heading_20_5_20_Char" style:display-name="Heading 5 Char" style:family="text" style:parent-style-name="Default_20_Paragraph_20_Font">
      <style:text-properties fo:font-variant="small-caps" fo:color="#c45911" fo:font-size="11pt" fo:letter-spacing="0.0071in" style:font-size-asian="11pt" style:font-size-complex="13pt"/>
    </style:style>
    <style:style style:name="Heading_20_6_20_Char" style:display-name="Heading 6 Char" style:family="text" style:parent-style-name="Default_20_Paragraph_20_Font">
      <style:text-properties fo:font-variant="small-caps" fo:color="#ed7d31" fo:font-size="11pt" fo:letter-spacing="0.0035in" style:font-size-asian="11pt"/>
    </style:style>
    <style:style style:name="Heading_20_7_20_Char" style:display-name="Heading 7 Char" style:family="text" style:parent-style-name="Default_20_Paragraph_20_Font">
      <style:text-properties fo:font-variant="small-caps" fo:color="#ed7d31" fo:letter-spacing="0.0071in" fo:font-weight="bold" style:font-weight-asian="bold"/>
    </style:style>
    <style:style style:name="Heading_20_8_20_Char" style:display-name="Heading 8 Char" style:family="text" style:parent-style-name="Default_20_Paragraph_20_Font">
      <style:text-properties fo:font-variant="small-caps" fo:color="#c45911" fo:font-style="italic" fo:font-weight="bold" style:font-style-asian="italic" style:font-weight-asian="bold"/>
    </style:style>
    <style:style style:name="Heading_20_9_20_Char" style:display-name="Heading 9 Char" style:family="text" style:parent-style-name="Default_20_Paragraph_20_Font">
      <style:text-properties fo:font-variant="small-caps" fo:color="#823b0b" fo:font-style="italic" fo:font-weight="bold" style:font-style-asian="italic" style:font-weight-asian="bold"/>
    </style:style>
    <style:style style:name="Title_20_Char" style:display-name="Title Char" style:family="text" style:parent-style-name="Default_20_Paragraph_20_Font">
      <style:text-properties fo:font-variant="small-caps"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style:font-name="Calibri Light" style:font-name-complex="F" style:font-size-complex="11pt"/>
    </style:style>
    <style:style style:name="Strong_20_Emphasis" style:display-name="Strong Emphasis" style:family="text">
      <style:text-properties fo:color="#ed7d31" fo:font-weight="bold" style:font-weight-asian="bold" style:font-weight-complex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>
      <style:text-properties fo:font-style="italic" style:font-style-asian="italic"/>
    </style:style>
    <style:style style:name="Intense_20_Quote_20_Char" style:display-name="Intense Quote Char" style:family="text" style:parent-style-name="Default_20_Paragraph_20_Font">
      <style:text-properties fo:color="#ffffff" fo:font-style="italic" fo:font-weight="bold" style:font-style-asian="italic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ed7d31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libri Light" fo:font-size="10pt" fo:font-style="italic" style:font-size-asian="10pt" style:font-style-asian="italic" style:font-name-complex="F" style:font-size-complex="10pt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0" style:text-line-through-style="none" style:text-position="0% 100%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ListLabel_20_3" style:display-name="ListLabel 3" style:family="text">
      <style:text-properties fo:color="#000000" style:text-line-through-style="none" style:text-position="0% 100%" fo:font-size="12pt" fo:font-style="normal" style:text-underline-style="none" fo:font-weight="normal" style:font-name-asian="Segoe UI Symbol" style:font-size-asian="12pt" style:font-style-asian="normal" style:font-weight-asian="normal" style:font-name-complex="Segoe UI Symbol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Segoe UI Symbol'" style:font-style-name="Regular" style:font-family-generic="swiss" style:font-pitch="variable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Segoe UI Symbol'" style:font-style-name="Regular" style:font-family-generic="swiss" style:font-pitch="variable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Segoe UI Symbol'" style:font-style-name="Regular" style:font-family-generic="swiss" style:font-pitch="variable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Segoe UI Symbol'" style:font-style-name="Regular" style:font-family-generic="swiss" style:font-pitch="variable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Segoe UI Symbol'" style:font-style-name="Regular" style:font-family-generic="swiss" style:font-pitch="variable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Segoe UI Symbol'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</meta:initial-creator>
    <meta:editing-cycles>10</meta:editing-cycles>
    <meta:creation-date>2020-10-21T13:44:00</meta:creation-date>
    <dc:date>2021-04-20T14:42:06.19</dc:date>
    <meta:editing-duration>PT1H20M19S</meta:editing-duration>
    <meta:generator>OpenOffice/4.1.5$Win32 OpenOffice.org_project/415m1$Build-9789</meta:generator>
    <meta:document-statistic meta:table-count="0" meta:image-count="0" meta:object-count="0" meta:page-count="1" meta:paragraph-count="37" meta:word-count="419" meta:character-count="30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